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A0000012600BFDB66.png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10.5pt" style:font-size-asian="10.5pt" style:font-size-complex="10.5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Standard">
      <style:paragraph-properties fo:margin-top="0cm" fo:margin-bottom="0.499cm" fo:text-align="justify" style:justify-single-word="false"/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top="0cm" fo:margin-bottom="0.499cm" fo:text-align="justify" style:justify-single-word="false"/>
      <style:text-properties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 style:master-page-name="Standard">
      <style:paragraph-properties fo:margin-top="0cm" fo:margin-bottom="0.499cm" fo:text-align="justify" style:justify-single-word="false" style:page-number="auto"/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prueb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s ONGD participantes en la Convocatoria ${anyoConvocatoria} de la orden de 21 de junio de 2016, para la financiación de proyectos de cooperación internacional para el desarrollo, acción humanitaria, excepto emergencia, educación para el desarrollo y formación, investigación e innovación, pueden consultar en la web de la ACCID las Propuestas Provisiones de la Resolución y los anexos, que informan en las entidades que han resultados beneficiarias provisionales y beneficiarias provisionales suplentes en dicho proceso.</text:p>
      <text:p text:style-name="P5">Con el objetivo de poder analizar cuando antes la documentación, para agilizar la resolución de la convocatoria, se requiere a las ONGD que la adelanten enviándola al correo electrónico dga.convocatoria.aacid@juntadeandalucia.es y que la presenten a la mayor brevedad en el Registro de esta Agencia.</text:p>
      <text:p text:style-name="P5">Así mismo se publican en la web Las Resoluciones desestimatorias y sus correspondientes anexos, junto a un listado de causas de exclusión.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able_20_Paragraph" style:display-name="Table Paragraph" style:family="paragraph" style:parent-style-name="Standard"/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size="11pt" fo:language="en" fo:country="US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style:font-size-asian="10.5pt" style:font-size-complex="10.5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0.5pt" style:font-size-asian="10.5pt" style:font-size-complex="10.5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cm" fo:page-height="29.704cm" style:num-format="1" style:print-orientation="portrait" fo:margin-top="0.917cm" fo:margin-bottom="0.494cm" fo:margin-left="0.176cm" fo:margin-right="0.14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paragraph" svg:x="10.627cm" svg:y="-0.055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3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  <text:p text:style-name="MP4"/>
        <text:p text:style-name="MP4"/>
      </style:header>
      <style:footer>
        <text:p text:style-name="Footer"/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3" draw:name="gráficos2" text:anchor-type="paragraph" svg:y="-0.095cm" svg:width="17.425cm" svg:height="2.489cm" draw:z-index="0"><draw:image xlink:href="Pictures/100002010000080A0000012600BFDB66.png" xlink:type="simple" xlink:show="embed" xlink:actuate="onLoad"/></draw:frame></text:p>
      </style:header>
      <style:footer>
        <text:p text:style-name="Footer"/>
      </style:footer>
    </style:master-page>
    <style:master-page style:name="Convertir_20_0" style:display-name="Convertir 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9H32M19S</meta:editing-duration>
    <meta:editing-cycles>227</meta:editing-cycles>
    <meta:generator>OpenOffice/4.1.10$Win32 OpenOffice.org_project/4110m2$Build-9807</meta:generator>
    <dc:date>2021-09-08T12:54:26.34</dc:date>
    <meta:document-statistic meta:table-count="0" meta:image-count="2" meta:object-count="0" meta:page-count="1" meta:paragraph-count="6" meta:word-count="155" meta:character-count="1081"/>
    <meta:user-defined meta:name="Info 1"/>
    <meta:user-defined meta:name="Info 2"/>
    <meta:user-defined meta:name="Info 3"/>
    <meta:user-defined meta:name="Info 4"/>
  </office:meta>
</office:document-meta>
</file>